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fbdb3" officeooo:paragraph-rsid="000fbdb3"/>
    </style:style>
    <style:style style:name="P2" style:family="paragraph" style:parent-style-name="Heading_20_1">
      <style:text-properties officeooo:paragraph-rsid="000fbdb3"/>
    </style:style>
    <style:style style:name="P3" style:family="paragraph" style:parent-style-name="Heading_20_2">
      <style:text-properties style:text-underline-style="solid" style:text-underline-width="auto" style:text-underline-color="font-color"/>
    </style:style>
    <style:style style:name="P4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4019fc" officeooo:paragraph-rsid="00065530"/>
    </style:style>
    <style:style style:name="P5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065530" officeooo:paragraph-rsid="0007edb3"/>
    </style:style>
    <style:style style:name="P6" style:family="paragraph" style:parent-style-name="Text_20_body">
      <style:paragraph-properties fo:text-align="justify" style:justify-single-word="false"/>
      <style:text-properties fo:color="#1700ff" loext:opacity="100%" fo:language="es" fo:country="ES" officeooo:rsid="0007edb3" officeooo:paragraph-rsid="0007edb3"/>
    </style:style>
    <style:style style:name="P7" style:family="paragraph" style:parent-style-name="Text_20_body" style:list-style-name="L2">
      <style:paragraph-properties fo:text-align="justify" style:justify-single-word="false"/>
      <style:text-properties fo:color="#1700ff" loext:opacity="100%" fo:language="es" fo:country="ES" fo:font-weight="bold" officeooo:rsid="0007edb3" officeooo:paragraph-rsid="0007edb3" style:font-weight-asian="bold" style:font-weight-complex="bold"/>
    </style:style>
    <style:style style:name="P8" style:family="paragraph" style:parent-style-name="Text_20_body" style:list-style-name="L2">
      <style:paragraph-properties fo:text-align="justify" style:justify-single-word="false"/>
      <style:text-properties fo:color="#1700ff" loext:opacity="100%" fo:language="es" fo:country="ES" fo:font-weight="bold" officeooo:rsid="00065530" officeooo:paragraph-rsid="0007edb3" style:font-weight-asian="bold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style:use-window-font-color="true" loext:opacity="0%" fo:language="es" fo:country="ES" fo:font-weight="bold" officeooo:rsid="0007edb3" officeooo:paragraph-rsid="0007edb3" style:font-weight-asian="bold" style:font-weight-complex="bold"/>
    </style:style>
    <style:style style:name="P10" style:family="paragraph" style:parent-style-name="Text_20_body" style:list-style-name="L5">
      <style:paragraph-properties fo:text-align="justify" style:justify-single-word="false"/>
      <style:text-properties style:use-window-font-color="true" loext:opacity="0%" fo:language="es" fo:country="ES" fo:font-weight="bold" officeooo:rsid="000de04b" officeooo:paragraph-rsid="000de04b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7edb3" officeooo:paragraph-rsid="0007edb3" style:font-weight-asian="normal" style:font-weight-complex="normal"/>
    </style:style>
    <style:style style:name="P12" style:family="paragraph" style:parent-style-name="Text_20_body" style:list-style-name="L3">
      <style:paragraph-properties fo:text-align="justify" style:justify-single-word="false"/>
      <style:text-properties style:use-window-font-color="true" loext:opacity="0%" fo:language="es" fo:country="ES" fo:font-weight="normal" officeooo:rsid="0007edb3" officeooo:paragraph-rsid="0007edb3" style:font-weight-asian="normal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use-window-font-color="true" loext:opacity="0%" fo:language="es" fo:country="ES" fo:font-weight="normal" officeooo:rsid="0007edb3" officeooo:paragraph-rsid="000c97c8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816b2" officeooo:paragraph-rsid="000816b2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854e0" officeooo:paragraph-rsid="0008c426" style:font-weight-asian="normal" style:font-weight-complex="normal"/>
    </style:style>
    <style:style style:name="P16" style:family="paragraph" style:parent-style-name="Text_20_body" style:list-style-name="L4">
      <style:paragraph-properties fo:text-align="justify" style:justify-single-word="false"/>
      <style:text-properties style:use-window-font-color="true" loext:opacity="0%" fo:language="es" fo:country="ES" fo:font-weight="normal" officeooo:rsid="000854e0" officeooo:paragraph-rsid="000b685f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8c426" officeooo:paragraph-rsid="0008c426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98da3" officeooo:paragraph-rsid="000b685f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b685f" officeooo:paragraph-rsid="000b685f" style:font-weight-asian="normal" style:font-weight-complex="normal"/>
    </style:style>
    <style:style style:name="P20" style:family="paragraph" style:parent-style-name="Text_20_body" style:list-style-name="L3">
      <style:paragraph-properties fo:text-align="justify" style:justify-single-word="false"/>
      <style:text-properties style:use-window-font-color="true" loext:opacity="0%" fo:language="es" fo:country="ES" fo:font-weight="normal" officeooo:rsid="000c97c8" officeooo:paragraph-rsid="000c97c8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de04b" officeooo:paragraph-rsid="000de04b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loext:opacity="0%" fo:language="es" fo:country="ES" fo:font-weight="normal" officeooo:rsid="000de04b" officeooo:paragraph-rsid="000fbdb3" style:font-weight-asian="normal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style:use-window-font-color="true" loext:opacity="0%" fo:language="es" fo:country="ES" fo:font-weight="normal" officeooo:rsid="000de04b" officeooo:paragraph-rsid="000fbdb3" style:font-weight-asian="normal" style:font-weight-complex="normal"/>
    </style:style>
    <style:style style:name="P24" style:family="paragraph" style:parent-style-name="Text_20_body" style:list-style-name="L6">
      <style:paragraph-properties fo:text-align="justify" style:justify-single-word="false"/>
      <style:text-properties style:use-window-font-color="true" loext:opacity="0%" fo:language="es" fo:country="ES" fo:font-weight="normal" officeooo:rsid="000fbdb3" officeooo:paragraph-rsid="000fbdb3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use-window-font-color="true" loext:opacity="0%" fo:language="es" fo:country="ES" style:text-underline-style="solid" style:text-underline-width="auto" style:text-underline-color="font-color" fo:font-weight="bold" officeooo:rsid="000c97c8" officeooo:paragraph-rsid="000c97c8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use-window-font-color="true" loext:opacity="0%" fo:language="es" fo:country="ES" style:text-underline-style="solid" style:text-underline-width="auto" style:text-underline-color="font-color" fo:font-weight="bold" officeooo:rsid="000b685f" officeooo:paragraph-rsid="000de04b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officeooo:paragraph-rsid="00098da3"/>
    </style:style>
    <style:style style:name="P28" style:family="paragraph" style:parent-style-name="Text_20_body">
      <style:paragraph-properties fo:text-align="justify" style:justify-single-word="false"/>
      <style:text-properties officeooo:rsid="00098da3" officeooo:paragraph-rsid="00098da3"/>
    </style:style>
    <style:style style:name="P29" style:family="paragraph" style:parent-style-name="Title">
      <style:paragraph-properties fo:text-align="justify" style:justify-single-word="false"/>
      <style:text-properties fo:language="es" fo:country="ES" officeooo:rsid="004019fc" officeooo:paragraph-rsid="00065530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officeooo:rsid="0070d412"/>
    </style:style>
    <style:style style:name="T3" style:family="text">
      <style:text-properties style:use-window-font-color="true" loext:opacity="0%" fo:font-style="italic" officeooo:rsid="00065530" style:font-style-asian="italic" style:font-style-complex="italic"/>
    </style:style>
    <style:style style:name="T4" style:family="text">
      <style:text-properties style:use-window-font-color="true" loext:opacity="0%" officeooo:rsid="0077dcd9"/>
    </style:style>
    <style:style style:name="T5" style:family="text">
      <style:text-properties style:use-window-font-color="true" loext:opacity="0%" officeooo:rsid="00065530"/>
    </style:style>
    <style:style style:name="T6" style:family="text">
      <style:text-properties style:use-window-font-color="true" loext:opacity="0%" fo:language="es" fo:country="ES" fo:font-weight="normal" officeooo:rsid="00098da3" style:font-weight-asian="normal" style:font-weight-complex="normal"/>
    </style:style>
    <style:style style:name="T7" style:family="text">
      <style:text-properties style:use-window-font-color="true" loext:opacity="0%" fo:language="es" fo:country="ES" fo:font-weight="bold" officeooo:rsid="00098da3" style:font-weight-asian="bold" style:font-weight-complex="bold"/>
    </style:style>
    <style:style style:name="T8" style:family="text">
      <style:text-properties style:use-window-font-color="true" loext:opacity="0%" officeooo:rsid="0007edb3"/>
    </style:style>
    <style:style style:name="T9" style:family="text">
      <style:text-properties style:font-name="Liberation Sans" fo:font-size="28pt" fo:font-weight="bold" officeooo:rsid="0070d412" style:font-name-asian="Noto Sans CJK SC" style:font-size-asian="28pt" style:font-weight-asian="bold" style:font-name-complex="Noto Sans Devanagari1" style:font-size-complex="28pt" style:font-weight-complex="bold"/>
    </style:style>
    <style:style style:name="T10" style:family="text">
      <style:text-properties style:font-name="Liberation Sans" fo:font-size="28pt" fo:font-weight="bold" officeooo:rsid="00065530" style:font-name-asian="Noto Sans CJK SC" style:font-size-asian="28pt" style:font-weight-asian="bold" style:font-name-complex="Noto Sans Devanagari1" style:font-size-complex="28pt" style:font-weight-complex="bold"/>
    </style:style>
    <style:style style:name="T11" style:family="text">
      <style:text-properties style:font-name="Liberation Sans" fo:font-size="28pt" fo:font-weight="bold" officeooo:rsid="000fbdb3" style:font-name-asian="Noto Sans CJK SC" style:font-size-asian="28pt" style:font-weight-asian="bold" style:font-name-complex="Noto Sans Devanagari1" style:font-size-complex="28pt" style:font-weight-complex="bold"/>
    </style:style>
    <style:style style:name="T12" style:family="text">
      <style:text-properties style:font-name="Liberation Sans" fo:font-size="18pt" fo:font-weight="bold" officeooo:rsid="000fbdb3" style:font-name-asian="Noto Sans CJK SC" style:font-size-asian="18pt" style:font-weight-asian="bold" style:font-name-complex="Noto Sans Devanagari1" style:font-size-complex="18pt" style:font-weight-complex="bold"/>
    </style:style>
    <style:style style:name="T13" style:family="text">
      <style:text-properties officeooo:rsid="0006553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b685f" style:font-style-asian="italic" style:font-style-complex="italic"/>
    </style:style>
    <style:style style:name="T16" style:family="text">
      <style:text-properties fo:color="#1700ff" loext:opacity="100%" style:text-underline-style="none" officeooo:rsid="000fbdb3"/>
    </style:style>
    <style:style style:name="T17" style:family="text">
      <style:text-properties fo:color="#1700ff" loext:opacity="100%" officeooo:rsid="000fbdb3"/>
    </style:style>
    <style:style style:name="T18" style:family="text">
      <style:text-properties officeooo:rsid="0008c426"/>
    </style:style>
    <style:style style:name="T19" style:family="text">
      <style:text-properties officeooo:rsid="00098da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98da3" style:font-weight-asian="bold" style:font-weight-complex="bold"/>
    </style:style>
    <style:style style:name="T22" style:family="text">
      <style:text-properties officeooo:rsid="000b685f"/>
    </style:style>
    <style:style style:name="T23" style:family="text">
      <style:text-properties officeooo:rsid="000c97c8"/>
    </style:style>
    <style:style style:name="T24" style:family="text">
      <style:text-properties officeooo:rsid="000fbdb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4.<text:span text:style-name="T13">4</text:span> <text:span text:style-name="T24">Importaci</text:span><text:span text:style-name="T11">ón de CSV, testing en </text:span><text:span text:style-name="T9">Dev tools </text:span><text:span text:style-name="T10">y Rest API web.</text:span></text:p>
      <text:p text:style-name="P4">Todas las respuestas se harán en color azul para facilitar la corrección de las actividades</text:p>
      <text:p text:style-name="P4"><text:span text:style-name="T2">En esta actividad crearás un í</text:span><text:span text:style-name="T5">ndice </text:span><text:span text:style-name="T2">nuev</text:span><text:span text:style-name="T5">o</text:span><text:span text:style-name="T2"> </text:span><text:span text:style-name="T5">desde un </text:span><text:span text:style-name="T3">dataset</text:span><text:span text:style-name="T5"> de Kaggle</text:span><text:span text:style-name="T2">, </text:span><text:a xlink:type="simple" xlink:href="https://www.kaggle.com/datasets/saurabhbagchi/books-dataset/" text:style-name="Internet_20_link" text:visited-style-name="Visited_20_Internet_20_Link">https://www.kaggle.com/datasets/saurabhbagchi/books-dataset/</text:a><text:span text:style-name="T2"> </text:span></text:p>
      <text:h text:style-name="Heading_20_1" text:outline-level="1"><text:span text:style-name="T2">1. </text:span><text:span text:style-name="T1">Importación.</text:span></text:h>
      <text:p text:style-name="P6"><text:span text:style-name="T2">P</text:span><text:span text:style-name="T1">ara importar el fichero (JSON, CSV, etc) <text:s/>puedes ir a la opción:</text:span></text:p>
      <text:list xml:id="list2864297190" text:style-name="L1">
        <text:list-item>
          <text:p text:style-name="P9">Kibana Home Page → Upload a file</text:p>
        </text:list-item>
        <text:list-item>
          <text:p text:style-name="P9">Menú → Analytics → Machine Learning → Importa Data</text:p>
        </text:list-item>
      </text:list>
      <text:h text:style-name="Heading_20_1" text:outline-level="1"><text:span text:style-name="T4">2. </text:span><text:span text:style-name="T1">Análisis de los datos importados. Importante, ver el Mapping.</text:span></text:h>
      <text:p text:style-name="P5"><text:span text:style-name="T4">C</text:span><text:span text:style-name="T1">reado el índice deberás analizar sus campos desde la sección:</text:span></text:p>
      <text:list xml:id="list3493156404" text:style-name="L2">
        <text:list-item>
          <text:p text:style-name="P7"><text:span text:style-name="T1">Menu → Analytics → Discover → Data → Index Management → (indice) → Mappings</text:span></text:p>
        </text:list-item>
        <text:list-item>
          <text:p text:style-name="P8"><text:span text:style-name="T8">Menu → Management → </text:span><text:span text:style-name="T1">Dev Tools</text:span></text:p>
        </text:list-item>
      </text:list>
      <text:p text:style-name="P15">Ya conoces todos los campos del índice. <text:span text:style-name="T18">Verás que algunos campos son tipo keyword, otros son tipo text, otros tipo timestamp.</text:span></text:p>
      <text:h text:style-name="P3" text:outline-level="2"><text:span text:style-name="T16">(1,5 puntos) </text:span><text:span text:style-name="T22">2.1. </text:span>Contesta a las siguientes preguntas.</text:h>
      <text:list xml:id="list2612143718" text:style-name="L4">
        <text:list-item>
          <text:p text:style-name="P16">¿Se corresponden con las cabeceras de tu CSV? </text:p>
        </text:list-item>
        <text:list-item>
          <text:p text:style-name="P16">¿<text:span text:style-name="T22">Te resulta cómodo</text:span> trabajar con estos nombres de campos? <text:span text:style-name="T22">Justifica tu respuesta.</text:span></text:p>
        </text:list-item>
        <text:list-item>
          <text:p text:style-name="P16"><text:span text:style-name="T22">¿</text:span>Qué campo se ha cogido como Timestamp? ¿És correcto <text:span text:style-name="T22">el campo que tiene asignado el tipo </text:span><text:span text:style-name="T15">timestamp</text:span>?</text:p>
        </text:list-item>
      </text:list>
      <text:p text:style-name="P17"/>
      <text:h text:style-name="Heading_20_1" text:outline-level="1">3. Modificación del Mapping y del Ingest Pipeline para la impor<text:span text:style-name="T19">t</text:span>ación de datos.</text:h>
      <text:p text:style-name="P18">Modifica tu Mapping y el Ingest Pipeline para que se ajuste a las necesidades de tus datos. <text:span text:style-name="T22">Se recomienda modificar el los tipos de datos y los nombres de los campos, tanto en el Mapping como en el Ingest Pipeline. Una vez tengas tu Mapping y el Ingest Pipeline, importa tu CSV.</text:span></text:p>
      <text:p text:style-name="P18">Recuerda que los tipos:</text:p>
      <text:p text:style-name="P27"><text:soft-page-break/><text:span text:style-name="T7">Timestamp</text:span><text:span text:style-name="T6">.- </text:span>en contextos como bases de datos, Elasticsearch, y otros sistemas de almacenamiento de datos, se utiliza para almacenar marcas de tiempo. Estas marcas indican cuándo ocurrieron eventos específicos, permitiendo a los sistemas llevar un registro cronológico de acciones o cambios. Se pueden usar para filtrar, ordenar datos basados en el tiempo, realizar análisis temporales, y gestionar eventos en secuencia cronológica. Esto es crucial en aplicaciones que necesitan realizar seguimientos temporales precisos, como logs de eventos, registros de transacciones, o datos históricos.</text:p>
      <text:p text:style-name="P27"><text:span text:style-name="T7">Keyword</text:span><text:span text:style-name="T6">.- F</text:span>acilita búsquedas exactas y operaciones de agregación eficientes. <text:span text:style-name="T19">Se búscan términos completos </text:span>facilitando su exactitud en filtros y búsquedas.</text:p>
      <text:p text:style-name="P27"><text:span text:style-name="T21">Text</text:span><text:span text:style-name="T19">.- </text:span>Para los campos que contienen texto libre como descripciones, títulos, autores, etc., el tipo <text:span text:style-name="Source_20_Text">text</text:span> es más adecuado, ya que permite un análisis completo del texto para mejorar la relevancia de las búsquedas de texto completo. Esto te permitirá realizar búsquedas más flexibles y potentes en esos campos. <text:span text:style-name="T19">El tipo text permite a Elasticsearch hacer una “Análisis de textos”. Como se ha comentado en clase e</text:span>l análisis de texto en Elasticsearch se refiere al proceso de convertir texto en términos o tokens que puedan ser indexados. Incluye pasos como la tokenización (dividir el texto en palabras o términos), la eliminación de palabras vacías (como "y", "o", "el"), y la aplicación de filtros de stemming (reducir las palabras a su raíz, por ejemplo, "corriendo" a "correr"). Este proceso permite realizar búsquedas más efectivas en campos de texto completo, mejorando la relevancia y precisión de los resultados de búsqueda.</text:p>
      <text:p text:style-name="P28"><text:span text:style-name="T20">Otros tipos:</text:span> También existen en elasticsearch otros tipos de datos como <text:span text:style-name="T14">long</text:span>, <text:span text:style-name="T14">double</text:span>, <text:span text:style-name="T14">boolean</text:span>, <text:span text:style-name="T14">date</text:span>, <text:span text:style-name="T14">geo_point</text:span> para ubicaciones geográficas, y <text:span text:style-name="T14">nested</text:span> para documentos anidados. También ofrece tipos especializados como <text:span text:style-name="T14">ip</text:span> para direcciones IP y <text:span text:style-name="T14">completion</text:span> para sugerencias de autocompletado.</text:p>
      <text:p text:style-name="P26"><text:span text:style-name="T16">(2 puntos) </text:span>Cuando hayas obtenido el Mapping óptimo y el Ingest Pipeline pégalos bajo esta líneas.</text:p>
      <text:list xml:id="list3614015424" text:style-name="L5">
        <text:list-item>
          <text:p text:style-name="P10">Mapping:</text:p>
        </text:list-item>
        <text:list-item>
          <text:p text:style-name="P10">Ingest Pipeline:</text:p>
        </text:list-item>
      </text:list>
      <text:h text:style-name="Heading_20_1" text:outline-level="1">4. Búsquedas.</text:h>
      <text:p text:style-name="P11">Una vez ya conoces los campos del índice vas a realizar varias pruebas de búsqueda en la <text:span text:style-name="T20">Dev Tools</text:span> para buscar por:</text:p>
      <text:list xml:id="list4093632451" text:style-name="L3">
        <text:list-item>
          <text:p text:style-name="P12">Book-Title</text:p>
        </text:list-item>
        <text:list-item>
          <text:p text:style-name="P12">Book-Author</text:p>
        </text:list-item>
        <text:list-item>
          <text:p text:style-name="P12">Year-Of-Publication <text:span text:style-name="T23">(¿Se puede hacer que busque desde o hasta un año determinado? Si lo haces, impleméntalo).</text:span></text:p>
        </text:list-item>
        <text:list-item>
          <text:p text:style-name="P12">Publisher</text:p>
        </text:list-item>
        <text:list-item>
          <text:p text:style-name="P20">Se recomienda que se haga una 5ª consulta para que se búsque un término en todos los campos anteriores.</text:p>
        </text:list-item>
      </text:list>
      <text:p text:style-name="P19"><text:soft-page-break/>Recuerda que debes buscar usando la API <text:span text:style-name="T14">_search</text:span> y en tu JSON debes indicar que haces una consulta “<text:span text:style-name="T14">query</text:span>” y luego puedes afinar tu búsqueda usando <text:span text:style-name="T14">match, match_phrase, must, should, must_not, operator, minimum_should_match</text:span>, etc.</text:p>
      <text:p text:style-name="P19"/>
      <text:h text:style-name="Heading_20_1" text:outline-level="1">5. Search template</text:h>
      <text:p text:style-name="P14">Cuando ya hayas afinado la<text:span text:style-name="T23">s 5</text:span> búsqueda<text:span text:style-name="T23">s antriores</text:span>, crearás <text:span text:style-name="T22">un</text:span> <text:span text:style-name="T22">Search Template por cada búsqueda.</text:span></text:p>
      <text:p text:style-name="P25"><text:span text:style-name="T16">(2,5 puntos) </text:span>Pega aquí debajo esas 5 búsquedas almacenadas:</text:p>
      <text:list xml:id="list195026133925922" text:continue-list="list4093632451" text:style-name="L3">
        <text:list-item text:start-value="1">
          <text:p text:style-name="P13">Book-Title</text:p>
        </text:list-item>
        <text:list-item>
          <text:p text:style-name="P13">Book-Author</text:p>
        </text:list-item>
        <text:list-item>
          <text:p text:style-name="P13">Year-Of-Publication</text:p>
        </text:list-item>
        <text:list-item>
          <text:p text:style-name="P13">Publisher</text:p>
        </text:list-item>
        <text:list-item>
          <text:p text:style-name="P20">Se recomienda que se haga una 5ª consulta para que se búsque un término en todos los campos anteriores.</text:p>
        </text:list-item>
      </text:list>
      <text:h text:style-name="Heading_20_1" text:outline-level="1"><text:span text:style-name="T17">(2 puntos)</text:span><text:span text:style-name="T24"> </text:span>6. Web <text:span text:style-name="T24">de consuta</text:span></text:h>
      <text:p text:style-name="P21">Haz una web donde puedas buscar por diferntes términos. En la web habrá un control desplegable (<text:a xlink:type="simple" xlink:href="https://www.w3schools.com/html/tryit.asp?filename=tryhtml_elem_select" text:style-name="Internet_20_link" text:visited-style-name="Visited_20_Internet_20_Link">DropDown</text:a>) donde se elegirá buscar por una de las 5 opciones anteriores, la 1ª opción por defecto, será la 5ª búsqueda, buscar en todo, el resto de opciones se tendrán que seleccionar desplegando el control.</text:p>
      <text:p text:style-name="P21">Habrá un botón donde se apretará para enviar la consulta a elasticsearch <text:span text:style-name="T24">y con el JSON de respuesta de elasticsearch pintaremos los resultados obtenidos en nuestra página.</text:span></text:p>
      <text:p text:style-name="P21"/>
      <text:h text:style-name="P2" text:outline-level="1"><text:span text:style-name="T17">(2 puntos)</text:span><text:span text:style-name="T24"> </text:span>6. Web <text:span text:style-name="T24">de consuta y modificaci</text:span><text:span text:style-name="T12">ón</text:span></text:h>
      <text:list xml:id="list1833495983" text:style-name="L6">
        <text:list-item>
          <text:p text:style-name="P23">Haz una web donde <text:span text:style-name="T24">habrá un formulario con todos los campos. En esta web se podrá buscar solo por ISBN.</text:span></text:p>
        </text:list-item>
        <text:list-item>
          <text:p text:style-name="P23"><text:span text:style-name="T24">El primer campo será el ISBN y tendrá un botón que será de búsqueda.</text:span></text:p>
        </text:list-item>
        <text:list-item>
          <text:p text:style-name="P23"><text:span text:style-name="T24">Al recuperar el libro rellenarás todos los controles con los datos correspondientes.</text:span></text:p>
        </text:list-item>
        <text:list-item>
          <text:p text:style-name="P23"><text:span text:style-name="T24">Podrás hacer la modificación que desees en cualquier campo.</text:span></text:p>
        </text:list-item>
        <text:list-item>
          <text:p text:style-name="P24">Existirá un botón “Actualizar Datos” que hará que se envíen los datos al servidor y se modifiquen los datos del libro editado.</text:p>
        </text:list-item>
      </text:list>
      <text:p text:style-name="P22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bdb3" officeooo:paragraph-rsid="000fbd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Vicent Tortosa <text:tab/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7:43:16.192348611</meta:creation-date>
    <dc:date>2024-03-07T19:50:24.169158826</dc:date>
    <meta:editing-duration>PT3M30S</meta:editing-duration>
    <meta:editing-cycles>1</meta:editing-cycles>
    <meta:document-statistic meta:table-count="0" meta:image-count="0" meta:object-count="0" meta:page-count="3" meta:paragraph-count="52" meta:word-count="895" meta:character-count="5503" meta:non-whitespace-character-count="4679"/>
    <meta:generator>LibreOffice/7.3.7.2$Linux_X86_64 LibreOffice_project/30$Build-2</meta:generator>
  </office:meta>
</office:document-meta>
</file>